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ackground-color="#FFFFFF"/>
      <style:text-properties style:font-name="Times New Roman" style:font-name-complex="Times New Roman" fo:color="#080808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Основнойшрифтабзаца" style:family="text">
      <style:text-properties style:font-name="Times New Roman" style:font-name-complex="Times New Roman" fo:color="#080808"/>
    </style:style>
    <style:style style:name="T4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color="#080808"/>
    </style:style>
    <style:style style:name="P6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7" style:parent-style-name="Standard" style:family="paragraph">
      <style:paragraph-properties fo:text-align="justify" fo:text-indent="0.4923in" fo:background-color="#FFFFFF"/>
      <style:text-properties style:font-name="Times New Roman" style:font-name-complex="Times New Roman" fo:color="#080808"/>
    </style:style>
    <style:style style:name="P8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9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10" style:parent-style-name="Standard" style:list-style-name="LFO1" style:family="paragraph">
      <style:paragraph-properties fo:background-color="#FFFFFF"/>
    </style:style>
    <style:style style:name="T11" style:parent-style-name="Основнойшрифтабзаца" style:family="text">
      <style:text-properties style:font-name="Times New Roman" style:font-name-complex="Times New Roman" fo:color="#080808"/>
    </style:style>
    <style:style style:name="P12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13" style:parent-style-name="Standard" style:list-style-name="LFO1" style:family="paragraph">
      <style:paragraph-properties fo:background-color="#FFFFFF"/>
    </style:style>
    <style:style style:name="T14" style:parent-style-name="Основнойшрифтабзаца" style:family="text">
      <style:text-properties style:font-name="Times New Roman" style:font-name-complex="Times New Roman" fo:color="#080808"/>
    </style:style>
    <style:style style:name="T15" style:parent-style-name="Основнойшрифтабзаца" style:family="text">
      <style:text-properties style:font-name="Times New Roman" style:font-name-complex="Times New Roman" fo:color="#080808"/>
    </style:style>
    <style:style style:name="P16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17" style:parent-style-name="Standard" style:list-style-name="LFO1" style:family="paragraph">
      <style:paragraph-properties fo:background-color="#FFFFFF"/>
    </style:style>
    <style:style style:name="T18" style:parent-style-name="Основнойшрифтабзаца" style:family="text">
      <style:text-properties style:font-name="Times New Roman" style:font-name-complex="Times New Roman" fo:color="#080808"/>
    </style:style>
    <style:style style:name="T19" style:parent-style-name="Основнойшрифтабзаца" style:family="text">
      <style:text-properties style:font-name="Times New Roman" style:font-name-complex="Times New Roman" fo:color="#080808"/>
    </style:style>
    <style:style style:name="P20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21" style:parent-style-name="Standard" style:list-style-name="LFO1" style:family="paragraph">
      <style:paragraph-properties fo:background-color="#FFFFFF"/>
    </style:style>
    <style:style style:name="T22" style:parent-style-name="Основнойшрифтабзаца" style:family="text">
      <style:text-properties style:font-name="Times New Roman" style:font-name-complex="Times New Roman" fo:color="#080808"/>
    </style:style>
    <style:style style:name="T23" style:parent-style-name="Основнойшрифтабзаца" style:family="text">
      <style:text-properties style:font-name="Times New Roman" style:font-name-complex="Times New Roman" fo:color="#080808"/>
    </style:style>
    <style:style style:name="P24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25" style:parent-style-name="Standard" style:list-style-name="LFO1" style:family="paragraph">
      <style:paragraph-properties fo:background-color="#FFFFFF"/>
    </style:style>
    <style:style style:name="T26" style:parent-style-name="Основнойшрифтабзаца" style:family="text">
      <style:text-properties style:font-name="Times New Roman" style:font-name-complex="Times New Roman" fo:color="#080808"/>
    </style:style>
    <style:style style:name="P27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28" style:parent-style-name="Standard" style:list-style-name="LFO1" style:family="paragraph">
      <style:paragraph-properties fo:background-color="#FFFFFF"/>
    </style:style>
    <style:style style:name="T29" style:parent-style-name="Основнойшрифтабзаца" style:family="text">
      <style:text-properties style:font-name="Times New Roman" style:font-name-complex="Times New Roman" fo:color="#080808"/>
    </style:style>
    <style:style style:name="T30" style:parent-style-name="Основнойшрифтабзаца" style:family="text">
      <style:text-properties style:font-name="Times New Roman" style:font-name-complex="Times New Roman" fo:color="#080808"/>
    </style:style>
    <style:style style:name="P31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32" style:parent-style-name="Standard" style:list-style-name="LFO1" style:family="paragraph">
      <style:paragraph-properties fo:background-color="#FFFFFF"/>
    </style:style>
    <style:style style:name="T33" style:parent-style-name="Основнойшрифтабзаца" style:family="text">
      <style:text-properties style:font-name="Times New Roman" style:font-name-complex="Times New Roman" fo:color="#080808"/>
    </style:style>
    <style:style style:name="T34" style:parent-style-name="Основнойшрифтабзаца" style:family="text">
      <style:text-properties style:font-name="Times New Roman" style:font-name-complex="Times New Roman" fo:color="#080808"/>
    </style:style>
    <style:style style:name="P35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36" style:parent-style-name="Standard" style:list-style-name="LFO1" style:family="paragraph">
      <style:paragraph-properties fo:background-color="#FFFFFF"/>
    </style:style>
    <style:style style:name="T37" style:parent-style-name="Основнойшрифтабзаца" style:family="text">
      <style:text-properties style:font-name="Times New Roman" style:font-name-complex="Times New Roman" fo:color="#080808"/>
    </style:style>
    <style:style style:name="P38" style:parent-style-name="Standard" style:family="paragraph">
      <style:paragraph-properties fo:margin-left="0.9923in" fo:background-color="#FFFFFF">
        <style:tab-stops/>
      </style:paragraph-properties>
      <style:text-properties style:font-name="Times New Roman" style:font-name-complex="Times New Roman"/>
    </style:style>
    <style:style style:name="P39" style:parent-style-name="Standard" style:list-style-name="LFO1" style:family="paragraph">
      <style:paragraph-properties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color="#080808"/>
    </style:style>
    <style:style style:name="T41" style:parent-style-name="Основнойшрифтабзаца" style:family="text">
      <style:text-properties style:font-name="Times New Roman" style:font-name-complex="Times New Roman" fo:color="#080808"/>
    </style:style>
    <style:style style:name="P42" style:parent-style-name="Standard" style:family="paragraph">
      <style:paragraph-properties fo:background-color="#FFFFFF"/>
      <style:text-properties style:font-name="Times New Roman" style:font-name-complex="Times New Roman" fo:color="#080808"/>
    </style:style>
    <style:style style:name="P43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44" style:parent-style-name="Standard" style:family="paragraph">
      <style:paragraph-properties fo:text-align="center" fo:background-color="#FFFFFF"/>
    </style:style>
    <style:style style:name="T45" style:parent-style-name="Основнойшрифтабзаца" style:family="text">
      <style:text-properties style:font-name="Times New Roman" style:font-name-complex="Times New Roman" fo:color="#080808"/>
    </style:style>
    <style:style style:name="P46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47" style:parent-style-name="Standard" style:family="paragraph">
      <style:paragraph-properties fo:text-align="justify" fo:text-indent="0.4923in" fo:background-color="#FFFFFF"/>
    </style:style>
    <style:style style:name="T48" style:parent-style-name="Основнойшрифтабзаца" style:family="text">
      <style:text-properties style:font-name="Times New Roman" style:font-name-complex="Times New Roman" fo:color="#080808"/>
    </style:style>
    <style:style style:name="T49" style:parent-style-name="Основнойшрифтабзаца" style:family="text">
      <style:text-properties style:font-name="Times New Roman" style:font-name-complex="Times New Roman" fo:color="#080808"/>
    </style:style>
    <style:style style:name="P50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51" style:parent-style-name="Standard" style:family="paragraph">
      <style:paragraph-properties fo:text-align="center" fo:background-color="#FFFFFF"/>
      <style:text-properties style:font-name="Times New Roman" style:font-name-complex="Times New Roman" fo:color="#080808"/>
    </style:style>
    <style:style style:name="P52" style:parent-style-name="Standard" style:family="paragraph">
      <style:paragraph-properties fo:background-color="#FFFFFF"/>
    </style:style>
    <style:style style:name="T53" style:parent-style-name="Основнойшрифтабзаца" style:family="text">
      <style:text-properties style:font-name="Times New Roman" style:font-name-complex="Times New Roman" fo:color="#080808"/>
    </style:style>
    <style:style style:name="T54" style:parent-style-name="Основнойшрифтабзаца" style:family="text">
      <style:text-properties style:font-name="Times New Roman" style:font-name-complex="Times New Roman" fo:color="#080808"/>
    </style:style>
    <style:style style:name="P55" style:parent-style-name="Standard" style:family="paragraph">
      <style:paragraph-properties fo:background-color="#FFFFFF"/>
    </style:style>
    <style:style style:name="T56" style:parent-style-name="Основнойшрифтабзаца" style:family="text">
      <style:text-properties style:font-name="Times New Roman" style:font-name-complex="Times New Roman" fo:color="#080808"/>
    </style:style>
    <style:style style:name="P57" style:parent-style-name="Standard" style:family="paragraph">
      <style:paragraph-properties fo:text-align="justify" fo:text-indent="0.4923in" fo:background-color="#FFFFFF"/>
    </style:style>
    <style:style style:name="T58" style:parent-style-name="Основнойшрифтабзаца" style:family="text">
      <style:text-properties style:font-name="Times New Roman" style:font-name-complex="Times New Roman" fo:color="#080808"/>
    </style:style>
    <style:style style:name="T59" style:parent-style-name="Основнойшрифтабзаца" style:family="text">
      <style:text-properties style:font-name="Times New Roman" style:font-name-complex="Times New Roman" fo:color="#080808"/>
    </style:style>
    <style:style style:name="T60" style:parent-style-name="Основнойшрифтабзаца" style:family="text">
      <style:text-properties style:font-name="Times New Roman" style:font-name-complex="Times New Roman" fo:color="#080808"/>
    </style:style>
    <style:style style:name="T61" style:parent-style-name="Основнойшрифтабзаца" style:family="text">
      <style:text-properties style:font-name="Times New Roman" style:font-name-complex="Times New Roman" fo:color="#080808"/>
    </style:style>
    <style:style style:name="T62" style:parent-style-name="Основнойшрифтабзаца" style:family="text">
      <style:text-properties style:font-name="Times New Roman" style:font-name-complex="Times New Roman" fo:color="#080808"/>
    </style:style>
    <style:style style:name="T63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color="#080808"/>
    </style:style>
    <style:style style:name="T65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color="#080808"/>
    </style:style>
    <style:style style:name="T67" style:parent-style-name="Основнойшрифтабзаца" style:family="text">
      <style:text-properties style:font-name="Times New Roman" style:font-name-complex="Times New Roman" fo:color="#080808"/>
    </style:style>
    <style:style style:name="T68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color="#080808"/>
    </style:style>
    <style:style style:name="T70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color="#080808"/>
    </style:style>
    <style:style style:name="T72" style:parent-style-name="Основнойшрифтабзаца" style:family="text">
      <style:text-properties style:font-name="Times New Roman" style:font-name-complex="Times New Roman" fo:color="#080808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color="#080808"/>
    </style:style>
    <style:style style:name="P74" style:parent-style-name="Standard" style:family="paragraph">
      <style:paragraph-properties fo:background-color="#FFFFFF"/>
      <style:text-properties style:font-name="Times New Roman" style:font-name-complex="Times New Roman" fo:color="#080808"/>
    </style:style>
    <style:style style:name="P75" style:parent-style-name="Standard" style:family="paragraph">
      <style:paragraph-properties fo:background-color="#FFFFFF"/>
      <style:text-properties style:font-name="Times New Roman" style:font-name-complex="Times New Roman" fo:color="#080808"/>
    </style:style>
    <style:style style:name="P76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/>
      <text:p text:style-name="P2"><text:span text:style-name="T3">№1 Провести частичный анализ файла<text:s/></text:span><text:span text:style-name="T4">OVAL</text:span><text:span text:style-name="T5"><text:s/>на первых трёх уязвимостях. Определить набор объектов, из которых он строится. Понять основную логику «работы» данного формата.</text:span></text:p>
      <text:p text:style-name="P6"/>
      <text:p text:style-name="P7">OVAL<text:s/>стандартизирует способы подачи информации, процесс анализа системы и формат выдаваемого результата. То есть получается один XML файл, в котором уже описана уязвимость, метод определения, ссылка на патч, ссылка на CVE и многое другое. Так же, данный формат<text:s/>является стандартом для принятия информации для сканеров безопасности.</text:p>
      <text:p text:style-name="P8">№2 Описать объекты, которые были найдены и для чего они используются.</text:p>
      <text:p text:style-name="P9"/>
      <text:list text:style-name="LFO1" text:continue-numbering="true">
        <text:list-item>
          <text:p text:style-name="P10"><text:span text:style-name="T11">Блок «generator» нужен для описания файла: имя файла, когда создан, версия продукта, версия OVAL Scheme и т.д.</text:span></text:p>
        </text:list-item>
      </text:list>
      <text:p text:style-name="P12"/>
      <text:list text:style-name="LFO1" text:continue-numbering="true">
        <text:list-item>
          <text:p text:style-name="P13"><text:span text:style-name="T14">Бл</text:span><text:span text:style-name="T15">ок «definitions» включается в себя различные блоки «definition». Индивидуальный блок «definition» обязательно должен иметь атрибуты id, class, version. В данном примере class=patch</text:span></text:p>
        </text:list-item>
      </text:list>
      <text:p text:style-name="P16"/>
      <text:list text:style-name="LFO1" text:continue-numbering="true">
        <text:list-item>
          <text:p text:style-name="P17"><text:span text:style-name="T18">Блок «metadata» содержит информация о патче. В нем содержатся данные об пл</text:span><text:span text:style-name="T19">атформах, какие уязвимости закрываются патчем, и т.д.</text:span></text:p>
        </text:list-item>
      </text:list>
      <text:p text:style-name="P20"/>
      <text:list text:style-name="LFO1" text:continue-numbering="true">
        <text:list-item>
          <text:p text:style-name="P21"><text:span text:style-name="T22">Блок «criteria» несет в себе информацию о необходимых критериях и проверках для определения нужности установки патча. Эти блоки объединены логическими условиями. Результат блока «criteria» зависит от т</text:span><text:span text:style-name="T23">естов в блоках «criterion».</text:span></text:p>
        </text:list-item>
      </text:list>
      <text:p text:style-name="P24"/>
      <text:list text:style-name="LFO1" text:continue-numbering="true">
        <text:list-item>
          <text:p text:style-name="P25"><text:span text:style-name="T26">Блок «criterion» включает в себя ссылки на тесты, которые находятся в текущем OVAL файле. Перейдя по ссылкам можно уточнить конкретные детали, согласно которым принимается решение об установки патча.</text:span></text:p>
        </text:list-item>
      </text:list>
      <text:p text:style-name="P27"/>
      <text:list text:style-name="LFO1" text:continue-numbering="true">
        <text:list-item>
          <text:p text:style-name="P28"><text:span text:style-name="T29">Блок «tests» включает в<text:s/></text:span><text:span text:style-name="T30">себя блоки «rpminfo_test» и другие. Их можно найти по id, который указан в блоке «criterion».</text:span></text:p>
        </text:list-item>
      </text:list>
      <text:p text:style-name="P31"/>
      <text:list text:style-name="LFO1" text:continue-numbering="true">
        <text:list-item>
          <text:p text:style-name="P32"><text:span text:style-name="T33">Каждый тест содержит помимо id два главных блока «object» и «state» с соответствующими id. Также в данном блоке содержится атрибут «check», показывающий сколько<text:s/></text:span><text:span text:style-name="T34">раз нужно выполнить проверку.</text:span></text:p>
        </text:list-item>
      </text:list>
      <text:p text:style-name="P35"/>
      <text:list text:style-name="LFO1" text:continue-numbering="true">
        <text:list-item>
          <text:p text:style-name="P36"><text:span text:style-name="T37">Блок «object» содержит название ключевых данных (например, название пакета, имя программы и т.д.), которым будет соответствовать некоторая информация в блоке «state».</text:span></text:p>
        </text:list-item>
      </text:list>
      <text:p text:style-name="P38"/>
      <text:list text:style-name="LFO1" text:continue-numbering="true">
        <text:list-item>
          <text:p text:style-name="P39"><text:span text:style-name="T40">Блок «state» содержит уточняющую информацию по ключевым д</text:span><text:span text:style-name="T41">анным блока «object». Например, блок «state» содержит название архитектуры, значение версии пакета, ключа и т.д.</text:span></text:p>
        </text:list-item>
      </text:list>
      <text:p text:style-name="P42"/>
      <text:p text:style-name="P43">№3</text:p>
      <text:p text:style-name="P44"><text:span text:style-name="T45"><text:s/>В рамках каждого определения уязвимости есть критерии по её выязвлению. Какие из критериев лишние?</text:span></text:p>
      <text:p text:style-name="P46"/>
      <text:p text:style-name="P47"><text:span text:style-name="T48">Считаю, что блоки «reference» (errata,</text:span><text:span text:style-name="T49"><text:s/>security) и блок «bugzilla» являются лишними (дублируют информацию) в каждом определении патча. Достаточно оставить блок «cve», так как в нём есть ссылка на security, перейдя по которой можно получить ссылку на bugzilla, errata. <text:s/></text:span></text:p>
      <text:p text:style-name="P50"/>
      <text:p text:style-name="P51">№4</text:p>
      <text:p text:style-name="P52"><text:span text:style-name="T53">Предложить и кратко<text:s/></text:span><text:span text:style-name="T54">описать свой вариант по упрощению формата для описания уязвимости вместе с проверками.</text:span></text:p>
      <text:p text:style-name="P55"><text:span text:style-name="T56"><text:tab/></text:span></text:p>
      <text:p text:style-name="P57"><text:span text:style-name="T58">В начале описать, что за документ. Далее перейти к описанию патчей. Каждый патч<text:s/></text:span><text:span text:style-name="T59">будет содержа</text:span><text:span text:style-name="T60">т</text:span><text:span text:style-name="T61">ь</text:span><text:span text:style-name="T62"><text:s/>блоки<text:s/></text:span><text:span text:style-name="T63">metadata</text:span><text:span text:style-name="T64"><text:s/>и<text:s/></text:span><text:span text:style-name="T65">checks</text:span><text:span text:style-name="T66">. Блок «affected_cpe_list» перенести в блок «affected»,</text:span><text:span text:style-name="T67"><text:s/>где расположен блок «platform». Блоки «reference», «bugzilla». В блок «criteria» добавить объединенную информацию из блоков «</text:span><text:span text:style-name="T68">tests</text:span><text:span text:style-name="T69">», «object</text:span><text:span text:style-name="T70">s</text:span><text:span text:style-name="T71">» и «state</text:span><text:span text:style-name="T72">s</text:span><text:span text:style-name="T73">» для соответствующего патча.<text:s/></text:span></text:p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6895in" fo:margin-bottom="0.7875in" fo:margin-right="0.8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регей</dc:creator>
    <meta:creation-date>2024-05-16T09:01:00Z</meta:creation-date>
    <dc:date>2024-05-19T12:09:00Z</dc:date>
    <meta:template xlink:href="Normal.dotm" xlink:type="simple"/>
    <meta:editing-cycles>21</meta:editing-cycles>
    <meta:editing-duration>PT13860S</meta:editing-duration>
    <meta:document-statistic meta:page-count="1" meta:paragraph-count="5" meta:word-count="436" meta:character-count="2922" meta:row-count="20" meta:non-whitespace-character-count="2491"/>
  </office:meta>
</office:document-meta>
</file>